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13mm"/>
    </style:style>
    <style:style style:name="co2" style:family="table-column">
      <style:table-column-properties fo:break-before="auto" style:column-width="54.91mm"/>
    </style:style>
    <style:style style:name="co3" style:family="table-column">
      <style:table-column-properties fo:break-before="auto" style:column-width="81.72mm"/>
    </style:style>
    <style:style style:name="co4" style:family="table-column">
      <style:table-column-properties fo:break-before="auto" style:column-width="80.52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62.72mm"/>
    </style:style>
    <style:style style:name="co7" style:family="table-column">
      <style:table-column-properties fo:break-before="auto" style:column-width="47.04mm"/>
    </style:style>
    <style:style style:name="co8" style:family="table-column">
      <style:table-column-properties fo:break-before="auto" style:column-width="70.17mm"/>
    </style:style>
    <style:style style:name="co9" style:family="table-column">
      <style:table-column-properties fo:break-before="auto" style:column-width="73.31mm"/>
    </style:style>
    <style:style style:name="co10" style:family="table-column">
      <style:table-column-properties fo:break-before="auto" style:column-width="49.23mm"/>
    </style:style>
    <style:style style:name="co11" style:family="table-column">
      <style:table-column-properties fo:break-before="auto" style:column-width="36.09mm"/>
    </style:style>
    <style:style style:name="co12" style:family="table-column">
      <style:table-column-properties fo:break-before="auto" style:column-width="29.83mm"/>
    </style:style>
    <style:style style:name="co13" style:family="table-column">
      <style:table-column-properties fo:break-before="auto" style:column-width="239.18mm"/>
    </style:style>
    <style:style style:name="co14" style:family="table-column">
      <style:table-column-properties fo:break-before="auto" style:column-width="120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7f00ff"/>
    </style:style>
    <style:style style:name="ce3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7f00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usiAnalysisOneFou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5" office:value-type="string" calcext:value-type="string">
            <text:p>Source API Name </text:p>
          </table:table-cell>
          <table:table-cell table:style-name="ce5" office:value-type="string" calcext:value-type="string">
            <text:p>API Source Method Name</text:p>
          </table:table-cell>
          <table:table-cell table:style-name="ce5" office:value-type="string" calcext:value-type="string">
            <text:p><text:s/>Line in Source Code </text:p>
          </table:table-cell>
          <table:table-cell table:style-name="ce5" office:value-type="string" calcext:value-type="string">
            <text:p><text:s/>Line in Jimple Code in Class </text:p>
          </table:table-cell>
          <table:table-cell table:style-name="ce5" office:value-type="string" calcext:value-type="string">
            <text:p><text:s/>Line in Jimple Code in Method </text:p>
          </table:table-cell>
          <table:table-cell table:style-name="ce5" office:value-type="string" calcext:value-type="string">
            <text:p><text:s/>Surrounding Method </text:p>
          </table:table-cell>
          <table:table-cell table:style-name="ce5" office:value-type="string" calcext:value-type="string">
            <text:p><text:s/>Containing Class </text:p>
          </table:table-cell>
          <table:table-cell table:style-name="ce5" office:value-type="string" calcext:value-type="string">
            <text:p><text:s/>Sink API Name </text:p>
          </table:table-cell>
          <table:table-cell table:style-name="ce5" office:value-type="string" calcext:value-type="string">
            <text:p>API Sink Method Name</text:p>
          </table:table-cell>
          <table:table-cell table:style-name="ce5" office:value-type="string" calcext:value-type="string">
            <text:p><text:s/>Line in Source Code </text:p>
          </table:table-cell>
          <table:table-cell table:style-name="ce5" office:value-type="string" calcext:value-type="string">
            <text:p><text:s/>Line in Jimple Code in Class </text:p>
          </table:table-cell>
          <table:table-cell table:style-name="ce5" office:value-type="string" calcext:value-type="string">
            <text:p><text:s/>Line in Jimple Code in Method </text:p>
          </table:table-cell>
          <table:table-cell table:style-name="ce5" office:value-type="string" calcext:value-type="string">
            <text:p><text:s/>Surrounding Method </text:p>
          </table:table-cell>
          <table:table-cell table:style-name="ce5" office:value-type="string" calcext:value-type="string">
            <text:p><text:s/>Containing Class </text:p>
          </table:table-cell>
          <table:table-cell table:style-name="ce5" office:value-type="string" calcext:value-type="string">
            <text:p>Verification of Flow</text:p>
          </table:table-cell>
          <table:table-cell table:style-name="ce5" table:number-columns-repeated="1005"/>
          <table:table-cell table:number-columns-repeated="4"/>
        </table:table-row>
        <table:table-row table:style-name="ro1">
          <table:table-cell table:style-name="ce6" office:value-type="string" calcext:value-type="string">
            <text:p>Correct in First Execution</text:p>
          </table:table-cell>
          <table:table-cell table:style-name="ce12" office:value-type="string" calcext:value-type="string">
            <text:p>Wrong in First Execution</text:p>
          </table:table-cell>
          <table:table-cell table:style-name="ce13" office:value-type="string" calcext:value-type="string">
            <text:p>New and Correct Compared to First Execution</text:p>
          </table:table-cell>
          <table:table-cell table:style-name="ce14" office:value-type="string" calcext:value-type="string">
            <text:p>New and Wrong Compared to First Execution</text:p>
          </table:table-cell>
          <table:table-cell table:style-name="ce5" table:number-columns-repeated="1016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o.thefabulous.app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va.lang.String b(android.database.sqlite.SQLiteDatabase,java.lang.String)</text:p>
          </table:table-cell>
          <table:table-cell table:style-name="ce1" office:value-type="string" calcext:value-type="string">
            <text:p>com.apptimize.fl</text:p>
          </table:table-cell>
          <table:table-cell table:style-name="ce1" office:value-type="string" calcext:value-type="string">
            <text:p>&lt;android.util.Log: int w(java.lang.String,java.lang.String)&gt;</text:p>
          </table:table-cell>
          <table:table-cell table:style-name="ce1" office:value-type="string" calcext:value-type="string">
            <text:p>int w(java.lang.String,java.lang.String)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void a(com.apptimize.ApptimizeOptions$LogLevel,boolean,boolean,java.lang.String,java.lang.String)</text:p>
          </table:table-cell>
          <table:table-cell table:style-name="ce1" office:value-type="string" calcext:value-type="string">
            <text:p>com.apptimize.c2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com.adidas.micoach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number-columns-repeated="2" table:style-name="ce1" office:value-type="float" office:value="258" calcext:value-type="float">
            <text:p>2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void a(java.io.OutputStream)</text:p>
          </table:table-cell>
          <table:table-cell table:style-name="ce1" office:value-type="string" calcext:value-type="string">
            <text:p>crittercism.android.b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lang.ProcessBuilder: java.lang.ProcessBuilder command(java.lang.String[])&gt;</text:p>
          </table:table-cell>
          <table:table-cell table:style-name="ce1" office:value-type="string" calcext:value-type="string">
            <text:p>java.lang.ProcessBuilder command(java.lang.String[]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ava.lang.Process b()</text:p>
          </table:table-cell>
          <table:table-cell table:style-name="ce1" office:value-type="string" calcext:value-type="string">
            <text:p>crittercism.android.bt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lang.ProcessBuilder: void &lt;init&gt;(java.lang.String[])&gt;</text:p>
          </table:table-cell>
          <table:table-cell table:style-name="ce1" office:value-type="string" calcext:value-type="string">
            <text:p>void &lt;init&gt;(java.lang.String[]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Process b()</text:p>
          </table:table-cell>
          <table:table-cell table:style-name="ce1" office:value-type="string" calcext:value-type="string">
            <text:p>crittercism.android.bt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net.URL: void &lt;init&gt;(java.lang.String)&gt;</text:p>
          </table:table-cell>
          <table:table-cell table:style-name="ce1" office:value-type="string" calcext:value-type="string">
            <text:p>void &lt;init&gt;(java.lang.String)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net.URL a()</text:p>
          </table:table-cell>
          <table:table-cell table:style-name="ce1" office:value-type="string" calcext:value-type="string">
            <text:p>crittercism.android.cl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com.basti12354.minutesworkout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m.bikiniabs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net.wifi.WifiInfo: java.lang.String getMacAddress()&gt;</text:p>
          </table:table-cell>
          <table:table-cell table:style-name="ce1" office:value-type="string" calcext:value-type="string">
            <text:p>java.lang.String getMacAddress()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getMACAddress()</text:p>
          </table:table-cell>
          <table:table-cell table:style-name="ce1" office:value-type="string" calcext:value-type="string">
            <text:p>io.presage.services.finders.ProfileFinder</text:p>
          </table:table-cell>
          <table:table-cell table:style-name="ce1" office:value-type="string" calcext:value-type="string">
            <text:p>&lt;java.io.Writer: void write(java.lang.String,int,int)&gt;</text:p>
          </table:table-cell>
          <table:table-cell table:style-name="ce1" office:value-type="string" calcext:value-type="string">
            <text:p>void write(java.lang.String,int,int)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void string(java.lang.String)</text:p>
          </table:table-cell>
          <table:table-cell table:style-name="ce1" office:value-type="string" calcext:value-type="string">
            <text:p>shared.com.google.gson.stream.JsonWrit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telephony.TelephonyManager: java.lang.String getDeviceId()&gt;</text:p>
          </table:table-cell>
          <table:table-cell table:style-name="ce1" office:value-type="string" calcext:value-type="string">
            <text:p>java.lang.String getDeviceId()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getIMEI()</text:p>
          </table:table-cell>
          <table:table-cell table:style-name="ce1" office:value-type="string" calcext:value-type="string">
            <text:p>io.presage.services.finders.ProfileFinder</text:p>
          </table:table-cell>
          <table:table-cell table:style-name="ce1" office:value-type="string" calcext:value-type="string">
            <text:p>&lt;java.io.Writer: void write(java.lang.String,int,int)&gt;</text:p>
          </table:table-cell>
          <table:table-cell table:style-name="ce1" office:value-type="string" calcext:value-type="string">
            <text:p>void write(java.lang.String,int,int)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void string(java.lang.String)</text:p>
          </table:table-cell>
          <table:table-cell table:style-name="ce1" office:value-type="string" calcext:value-type="string">
            <text:p>shared.com.google.gson.stream.JsonWrit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2" office:value-type="string" calcext:value-type="string">
            <text:p>&lt;java.util.Locale: java.lang.String getCountry()&gt;</text:p>
          </table:table-cell>
          <table:table-cell table:style-name="ce2" office:value-type="string" calcext:value-type="string">
            <text:p>java.lang.String getCountry()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ava.util.Map a(java.util.Locale)</text:p>
          </table:table-cell>
          <table:table-cell table:style-name="ce2" office:value-type="string" calcext:value-type="string">
            <text:p>com.google.android.youtube.player.internal.x</text:p>
          </table:table-cell>
          <table:table-cell table:style-name="ce2" office:value-type="string" calcext:value-type="string">
            <text:p>&lt;android.util.Log: int d(java.lang.String,java.lang.String)&gt;</text:p>
          </table:table-cell>
          <table:table-cell table:style-name="ce2" office:value-type="string" calcext:value-type="string">
            <text:p>int d(java.lang.String,java.lang.String)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oid onInitializationFailure(com.google.android.youtube.player.YouTubePlayer$Provider,com.google.android.youtube.player.YouTubeInitializationResult)</text:p>
          </table:table-cell>
          <table:table-cell table:style-name="ce2" office:value-type="string" calcext:value-type="string">
            <text:p>com.bikiniabs.YoutubeActivity</text:p>
          </table:table-cell>
          <table:table-cell table:style-name="ce2" table:number-columns-repeated="1006"/>
          <table:table-cell table:number-columns-repeated="4"/>
        </table:table-row>
        <table:table-row table:style-name="ro1">
          <table:table-cell table:style-name="ce2" office:value-type="string" calcext:value-type="string">
            <text:p>&lt;java.util.Locale: java.lang.String getCountry()&gt;</text:p>
          </table:table-cell>
          <table:table-cell table:style-name="ce2" office:value-type="string" calcext:value-type="string">
            <text:p>java.lang.String getCountry()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ava.util.Map a(java.util.Locale)</text:p>
          </table:table-cell>
          <table:table-cell table:style-name="ce2" office:value-type="string" calcext:value-type="string">
            <text:p>com.google.android.youtube.player.internal.x</text:p>
          </table:table-cell>
          <table:table-cell table:style-name="ce2" office:value-type="string" calcext:value-type="string">
            <text:p>&lt;android.util.Log: int e(java.lang.String,java.lang.String,java.lang.Throwable)&gt;</text:p>
          </table:table-cell>
          <table:table-cell table:style-name="ce2" office:value-type="string" calcext:value-type="string">
            <text:p>int e(java.lang.String,java.lang.String,java.lang.Throwable)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 a(java.lang.String,java.lang.Throwable)</text:p>
          </table:table-cell>
          <table:table-cell table:style-name="ce2" office:value-type="string" calcext:value-type="string">
            <text:p>com.google.android.youtube.player.internal.y</text:p>
          </table:table-cell>
          <table:table-cell table:style-name="ce2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com.davor.thirtydayfit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m.despdev.weight_loss_calculator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m.fddb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m.freshware.bloodpressure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&lt;init&gt;(android.database.Cursor)</text:p>
          </table:table-cell>
          <table:table-cell table:style-name="ce1" office:value-type="string" calcext:value-type="string">
            <text:p>com.freshware.bloodpressure.alerts.elements.Alert</text:p>
          </table:table-cell>
          <table:table-cell table:style-name="ce1" office:value-type="string" calcext:value-type="string">
            <text:p>&lt;android.content.Intent: android.content.Intent putExtra(java.lang.String,java.lang.String)&gt;</text:p>
          </table:table-cell>
          <table:table-cell table:style-name="ce1" office:value-type="string" calcext:value-type="string">
            <text:p>android.content.Intent putExtra(java.lang.String,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ndroid.app.PendingIntent getAlarmIntent(android.content.Context,com.freshware.bloodpressure.alerts.elements.Alert,int)</text:p>
          </table:table-cell>
          <table:table-cell table:style-name="ce1" office:value-type="string" calcext:value-type="string">
            <text:p>com.freshware.bloodpressure.alerts.notifcations.AlertSchedu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&lt;init&gt;(android.database.Cursor)</text:p>
          </table:table-cell>
          <table:table-cell table:style-name="ce1" office:value-type="string" calcext:value-type="string">
            <text:p>com.freshware.bloodpressure.alerts.elements.Alert</text:p>
          </table:table-cell>
          <table:table-cell table:style-name="ce1" office:value-type="string" calcext:value-type="string">
            <text:p>&lt;android.content.Intent: android.content.Intent setAction(java.lang.String)&gt;</text:p>
          </table:table-cell>
          <table:table-cell table:style-name="ce1" office:value-type="string" calcext:value-type="string">
            <text:p>android.content.Intent setAction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droid.app.PendingIntent getAlarmIntent(android.content.Context,com.freshware.bloodpressure.alerts.elements.Alert,int)</text:p>
          </table:table-cell>
          <table:table-cell table:style-name="ce1" office:value-type="string" calcext:value-type="string">
            <text:p>com.freshware.bloodpressure.alerts.notifcations.AlertScheduler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com.jsdev.pfei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m.MayersDev.TestedeDiabete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m.mysugr.android.companion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oid writeValueToFile(java.lang.String,java.lang.String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oid saveConfirmedStackTraces(java.lang.ref.WeakReference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oid writeValueToFile(java.lang.String,java.lang.String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oid submitStackTraces(java.lang.ref.WeakReference,net.hockeyapp.android.CrashManagerListener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oid submitStackTraces(java.lang.ref.WeakReference,net.hockeyapp.android.CrashManagerListener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com.northpark.drinkwater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om.northpark.drinkwater.e.c a(android.content.Context,java.lang.String)</text:p>
          </table:table-cell>
          <table:table-cell table:style-name="ce1" office:value-type="string" calcext:value-type="string">
            <text:p>com.northpark.drinkwater.c.c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l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622" calcext:value-type="float">
            <text:p>16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j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644" calcext:value-type="float">
            <text:p>16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k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395" calcext:value-type="float">
            <text:p>13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oid c(double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416" calcext:value-type="float">
            <text:p>14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oid c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m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l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n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c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Intent: android.content.Intent putExtra(java.lang.String,java.lang.String)&gt;</text:p>
          </table:table-cell>
          <table:table-cell table:style-name="ce1" office:value-type="string" calcext:value-type="string">
            <text:p>android.content.Intent putExtra(java.lang.String,java.lang.String)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void onStart(android.content.Intent,int)</text:p>
          </table:table-cell>
          <table:table-cell table:style-name="ce1" office:value-type="string" calcext:value-type="string">
            <text:p>com.northpark.drinkwater.service.UpdateAppWidgetService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723" calcext:value-type="float">
            <text:p>17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o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office:value-type="string" calcext:value-type="string">
            <text:p>&lt;android.util.Log: int e(java.lang.String,java.lang.String)&gt;</text:p>
          </table:table-cell>
          <table:table-cell table:style-name="ce1" office:value-type="string" calcext:value-type="string">
            <text:p>int e(java.lang.String,java.lang.String)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va.lang.String a(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com.OnVation.FitnessRecipeOfTheDay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m.popularapp.abdominalexercise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popularapp.abdominalexercise.utils.f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java.lang.String a()</text:p>
          </table:table-cell>
          <table:table-cell table:style-name="ce1" office:value-type="string" calcext:value-type="string">
            <text:p>com.popularapp.abdominalexercise.utils.f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com.popularapp.sevenmins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&lt;java.util.Locale: java.lang.String getCountry()&gt;</text:p>
          </table:table-cell>
          <table:table-cell table:style-name="ce4" office:value-type="string" calcext:value-type="string">
            <text:p>java.lang.String getCountry()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void a(android.content.Context)</text:p>
          </table:table-cell>
          <table:table-cell table:style-name="ce4" office:value-type="string" calcext:value-type="string">
            <text:p>com.popularapp.sevenmins.utils.j</text:p>
          </table:table-cell>
          <table:table-cell table:style-name="ce4" office:value-type="string" calcext:value-type="string">
            <text:p>&lt;android.util.Log: int e(java.lang.String,java.lang.String)&gt;</text:p>
          </table:table-cell>
          <table:table-cell table:style-name="ce4" office:value-type="string" calcext:value-type="string">
            <text:p>int e(java.lang.String,java.lang.String)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oid onAdFailedToLoad(int)</text:p>
          </table:table-cell>
          <table:table-cell table:style-name="ce4" office:value-type="string" calcext:value-type="string">
            <text:p>com.popularapp.sevenmins.s</text:p>
          </table:table-cell>
          <table:table-cell table:style-name="ce4" office:value-type="string" calcext:value-type="string">
            <text:p>like the other flow from this source, there seems to be no connection</text:p>
          </table:table-cell>
          <table:table-cell table:style-name="ce4" table:number-columns-repeated="1005"/>
          <table:table-cell table:number-columns-repeated="4"/>
        </table:table-row>
        <table:table-row table:style-name="ro1">
          <table:table-cell table:style-name="ce4" office:value-type="string" calcext:value-type="string">
            <text:p>&lt;android.database.Cursor: java.lang.String getString(int)&gt;</text:p>
          </table:table-cell>
          <table:table-cell table:style-name="ce4" office:value-type="string" calcext:value-type="string">
            <text:p>java.lang.String getString(int)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ava.lang.Enum a(android.database.Cursor,int,java.lang.Class)</text:p>
          </table:table-cell>
          <table:table-cell table:style-name="ce4" office:value-type="string" calcext:value-type="string">
            <text:p>com.vungle.publisher.bg</text:p>
          </table:table-cell>
          <table:table-cell table:style-name="ce4" office:value-type="string" calcext:value-type="string">
            <text:p>&lt;android.util.Log: int e(java.lang.String,java.lang.String)&gt;</text:p>
          </table:table-cell>
          <table:table-cell table:style-name="ce4" office:value-type="string" calcext:value-type="string">
            <text:p>int e(java.lang.String,java.lang.String)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oid onAdLoaded()</text:p>
          </table:table-cell>
          <table:table-cell table:style-name="ce4" office:value-type="string" calcext:value-type="string">
            <text:p>com.popularapp.sevenmins.b</text:p>
          </table:table-cell>
          <table:table-cell table:style-name="ce4" office:value-type="string" calcext:value-type="string">
            <text:p>like the other flow from this source, there seems to be no connection</text:p>
          </table:table-cell>
          <table:table-cell table:style-name="ce4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java.util.Locale: java.lang.String getCountry()&gt;</text:p>
          </table:table-cell>
          <table:table-cell table:style-name="ce3" office:value-type="string" calcext:value-type="string">
            <text:p>java.lang.String getCountry()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java.lang.String a(int,java.lang.String,int)</text:p>
          </table:table-cell>
          <table:table-cell table:style-name="ce3" office:value-type="string" calcext:value-type="string">
            <text:p>com.popularapp.sevenmins.utils.f</text:p>
          </table:table-cell>
          <table:table-cell table:style-name="ce3" office:value-type="string" calcext:value-type="string">
            <text:p>&lt;java.io.OutputStream: void write(byte[])&gt;</text:p>
          </table:table-cell>
          <table:table-cell table:style-name="ce3" office:value-type="string" calcext:value-type="string">
            <text:p>void write(byte[])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java.lang.String a()</text:p>
          </table:table-cell>
          <table:table-cell table:style-name="ce3" office:value-type="string" calcext:value-type="string">
            <text:p>com.popularapp.sevenmins.utils.f</text:p>
          </table:table-cell>
          <table:table-cell table:style-name="ce3" office:value-type="string" calcext:value-type="string">
            <text:p>countrycode is put in jsonobject, put in stringbuilder, returned by function and then fed into the sink</text:p>
          </table:table-cell>
          <table:table-cell table:style-name="ce3" table:number-columns-repeated="1005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com.sillens.shapeupclub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com.teerstudios.abschallenge</text:p>
          </table:table-cell>
          <table:table-cell table:style-name="ce7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digifit.virtuagym.foodtracker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digifit.virtuagym.foodtracker.db.FoodDefinition b(android.database.Cursor)</text:p>
          </table:table-cell>
          <table:table-cell table:style-name="ce3" office:value-type="string" calcext:value-type="string">
            <text:p>digifit.virtuagym.foodtracker.db.FoodDefinition</text:p>
          </table:table-cell>
          <table:table-cell table:style-name="ce3" office:value-type="string" calcext:value-type="string">
            <text:p>&lt;java.net.URL: void &lt;init&gt;(java.lang.String)&gt;</text:p>
          </table:table-cell>
          <table:table-cell table:style-name="ce3" office:value-type="string" calcext:value-type="string">
            <text:p>void &lt;init&gt;(java.lang.String)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java.net.HttpURLConnection c(java.lang.String,java.lang.Object)</text:p>
          </table:table-cell>
          <table:table-cell table:style-name="ce3" office:value-type="string" calcext:value-type="string">
            <text:p>com.nostra13.universalimageloader.core.download.BaseImageDownloader</text:p>
          </table:table-cell>
          <table:table-cell table:style-name="ce21" office:value-type="string" calcext:value-type="string">
            <text:p>value appeared in sink again</text:p>
          </table:table-cell>
          <table:table-cell table:style-name="ce3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3" office:value-type="string" calcext:value-type="string">
            <text:p>digifit.virtuagym.foodtracker.db.FoodDefinitionDataSource</text:p>
          </table:table-cell>
          <table:table-cell table:style-name="ce3" office:value-type="string" calcext:value-type="string">
            <text:p>&lt;android.util.Log: int i(java.lang.String,java.lang.String,java.lang.Throwable)&gt;</text:p>
          </table:table-cell>
          <table:table-cell table:style-name="ce3" office:value-type="string" calcext:value-type="string">
            <text:p>int i(java.lang.String,java.lang.String,java.lang.Throwabl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oid b(java.lang.String,java.lang.String)</text:p>
          </table:table-cell>
          <table:table-cell table:style-name="ce3" office:value-type="string" calcext:value-type="string">
            <text:p>com.crashlytics.android.internal.r</text:p>
          </table:table-cell>
          <table:table-cell table:style-name="ce21" office:value-type="string" calcext:value-type="string">
            <text:p>value appeared in sink again</text:p>
          </table:table-cell>
          <table:table-cell table:style-name="ce3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3" office:value-type="string" calcext:value-type="string">
            <text:p>digifit.virtuagym.foodtracker.db.FoodDefinitionDataSource</text:p>
          </table:table-cell>
          <table:table-cell table:style-name="ce3" office:value-type="string" calcext:value-type="string">
            <text:p>&lt;java.io.OutputStream: void write(byte[],int,int)&gt;</text:p>
          </table:table-cell>
          <table:table-cell table:style-name="ce3" office:value-type="string" calcext:value-type="string">
            <text:p>void write(byte[],int,int)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void a(byte[])</text:p>
          </table:table-cell>
          <table:table-cell table:style-name="ce3" office:value-type="string" calcext:value-type="string">
            <text:p>com.crashlytics.android.h</text:p>
          </table:table-cell>
          <table:table-cell table:style-name="ce3" office:value-type="string" calcext:value-type="string">
            <text:p>crash directly after read, which did not occur for original run (can be seen in the log)</text:p>
          </table:table-cell>
          <table:table-cell table:style-name="ce3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3" office:value-type="string" calcext:value-type="string">
            <text:p>digifit.virtuagym.foodtracker.db.FoodDefinitionDataSource</text:p>
          </table:table-cell>
          <table:table-cell table:style-name="ce3" office:value-type="string" calcext:value-type="string">
            <text:p>&lt;java.net.URL: void &lt;init&gt;(java.lang.String)&gt;</text:p>
          </table:table-cell>
          <table:table-cell table:style-name="ce3" office:value-type="string" calcext:value-type="string">
            <text:p>void &lt;init&gt;(java.lang.String)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ava.lang.String c(java.lang.CharSequence)</text:p>
          </table:table-cell>
          <table:table-cell table:style-name="ce3" office:value-type="string" calcext:value-type="string">
            <text:p>com.crashlytics.android.internal.ay</text:p>
          </table:table-cell>
          <table:table-cell table:style-name="ce3" office:value-type="string" calcext:value-type="string">
            <text:p>crash directly after read, which did not occur for original run (can be seen in the log)</text:p>
          </table:table-cell>
          <table:table-cell table:style-name="ce3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3" office:value-type="string" calcext:value-type="string">
            <text:p>digifit.virtuagym.foodtracker.db.FoodDefinitionDataSource</text:p>
          </table:table-cell>
          <table:table-cell table:style-name="ce3" office:value-type="string" calcext:value-type="string">
            <text:p>&lt;java.net.URL: void &lt;init&gt;(java.lang.String)&gt;</text:p>
          </table:table-cell>
          <table:table-cell table:style-name="ce3" office:value-type="string" calcext:value-type="string">
            <text:p>void &lt;init&gt;(java.lang.String)</text:p>
          </table:table-cell>
          <table:table-cell table:style-name="ce3" office:value-type="float" office:value="1305" calcext:value-type="float">
            <text:p>13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void &lt;init&gt;(java.lang.CharSequence,java.lang.String)</text:p>
          </table:table-cell>
          <table:table-cell table:style-name="ce3" office:value-type="string" calcext:value-type="string">
            <text:p>com.crashlytics.android.internal.ay</text:p>
          </table:table-cell>
          <table:table-cell table:style-name="ce3" office:value-type="string" calcext:value-type="string">
            <text:p>crash directly after read, which did not occur for original run (can be seen in the log)</text:p>
          </table:table-cell>
          <table:table-cell table:style-name="ce3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3" office:value-type="string" calcext:value-type="string">
            <text:p>digifit.virtuagym.foodtracker.db.FoodDefinitionDataSource</text:p>
          </table:table-cell>
          <table:table-cell table:style-name="ce3" office:value-type="string" calcext:value-type="string">
            <text:p>&lt;android.util.Log: int i(java.lang.String,java.lang.String,java.lang.Throwable)&gt;</text:p>
          </table:table-cell>
          <table:table-cell table:style-name="ce3" office:value-type="string" calcext:value-type="string">
            <text:p>int i(java.lang.String,java.lang.String,java.lang.Throwabl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oid b(java.lang.String,java.lang.String)</text:p>
          </table:table-cell>
          <table:table-cell table:style-name="ce3" office:value-type="string" calcext:value-type="string">
            <text:p>com.crashlytics.android.internal.r</text:p>
          </table:table-cell>
          <table:table-cell table:style-name="ce3" office:value-type="string" calcext:value-type="string">
            <text:p>crash directly after read, which did not occur for original run (can be seen in the log)</text:p>
          </table:table-cell>
          <table:table-cell table:style-name="ce3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3" office:value-type="string" calcext:value-type="string">
            <text:p>digifit.virtuagym.foodtracker.db.FoodDefinitionDataSource</text:p>
          </table:table-cell>
          <table:table-cell table:style-name="ce3" office:value-type="string" calcext:value-type="string">
            <text:p>&lt;java.io.OutputStream: void write(byte[],int,int)&gt;</text:p>
          </table:table-cell>
          <table:table-cell table:style-name="ce3" office:value-type="string" calcext:value-type="string">
            <text:p>void write(byte[],int,int)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void a(byte[])</text:p>
          </table:table-cell>
          <table:table-cell table:style-name="ce3" office:value-type="string" calcext:value-type="string">
            <text:p>com.crashlytics.android.h</text:p>
          </table:table-cell>
          <table:table-cell table:style-name="ce3" office:value-type="string" calcext:value-type="string">
            <text:p>crash directly after read, which did not occur for original run (can be seen in the log)</text:p>
          </table:table-cell>
          <table:table-cell table:style-name="ce3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3" office:value-type="string" calcext:value-type="string">
            <text:p>digifit.virtuagym.foodtracker.db.FoodDefinitionDataSource</text:p>
          </table:table-cell>
          <table:table-cell table:style-name="ce3" office:value-type="string" calcext:value-type="string">
            <text:p>&lt;java.net.URL: void &lt;init&gt;(java.lang.String)&gt;</text:p>
          </table:table-cell>
          <table:table-cell table:style-name="ce3" office:value-type="string" calcext:value-type="string">
            <text:p>void &lt;init&gt;(java.lang.String)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ava.lang.String c(java.lang.CharSequence)</text:p>
          </table:table-cell>
          <table:table-cell table:style-name="ce3" office:value-type="string" calcext:value-type="string">
            <text:p>com.crashlytics.android.internal.ay</text:p>
          </table:table-cell>
          <table:table-cell table:style-name="ce3" office:value-type="string" calcext:value-type="string">
            <text:p>crash directly after read, which did not occur for original run (can be seen in the log)</text:p>
          </table:table-cell>
          <table:table-cell table:style-name="ce3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android.database.Cursor: java.lang.String getString(int)&gt;</text:p>
          </table:table-cell>
          <table:table-cell table:style-name="ce3" office:value-type="string" calcext:value-type="string">
            <text:p>java.lang.String getString(int)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3" office:value-type="string" calcext:value-type="string">
            <text:p>digifit.virtuagym.foodtracker.db.FoodDefinitionDataSource</text:p>
          </table:table-cell>
          <table:table-cell table:style-name="ce3" office:value-type="string" calcext:value-type="string">
            <text:p>&lt;java.net.URL: void &lt;init&gt;(java.lang.String)&gt;</text:p>
          </table:table-cell>
          <table:table-cell table:style-name="ce3" office:value-type="string" calcext:value-type="string">
            <text:p>void &lt;init&gt;(java.lang.String)</text:p>
          </table:table-cell>
          <table:table-cell table:style-name="ce3" office:value-type="float" office:value="1305" calcext:value-type="float">
            <text:p>13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void &lt;init&gt;(java.lang.CharSequence,java.lang.String)</text:p>
          </table:table-cell>
          <table:table-cell table:style-name="ce3" office:value-type="string" calcext:value-type="string">
            <text:p>com.crashlytics.android.internal.ay</text:p>
          </table:table-cell>
          <table:table-cell table:style-name="ce3" office:value-type="string" calcext:value-type="string">
            <text:p>crash directly after read, which did not occur for original run (can be seen in the log)</text:p>
          </table:table-cell>
          <table:table-cell table:style-name="ce3" table:number-columns-repeated="1005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opunktschmidt.fastcaloriecounter</text:p>
          </table:table-cell>
          <table:table-cell table:style-name="ce7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.00.0000</text:date>, <text:time style:data-style-name="N2" text:time-value="11:26:19.83446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1:29:27.036970000</dc:date>
    <meta:editing-duration>P2DT21H29M28S</meta:editing-duration>
    <meta:editing-cycles>15</meta:editing-cycles>
    <meta:generator>LibreOffice/5.4.1.2$MacOSX_X86_64 LibreOffice_project/ea7cb86e6eeb2bf3a5af73a8f7777ac570321527</meta:generator>
    <meta:document-statistic meta:table-count="1" meta:cell-count="890" meta:object-count="0"/>
  </office:meta>
</office:document-meta>
</file>